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county</text:p>
          </table:table-cell>
          <table:table-cell table:style-name="Default" office:value-type="string" calcext:value-type="string">
            <text:p>median_gross_rent</text:p>
          </table:table-cell>
        </table:table-row>
        <table:table-row table:style-name="ro1">
          <table:table-cell office:value-type="string" calcext:value-type="string">
            <text:p>Adams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Bartholomew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Blackford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Boone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Cass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Crawford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Daviess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Dearborn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Decatur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DeKalb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Dubois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Elkhart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Fayette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Fulton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Gibson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Hancock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Hendricks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Jasper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Jennings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Knox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Kosciusko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LaGrange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LaPorte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Parke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Perry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Posey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Putnam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Randolph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Ripley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Rush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Shelby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t. Joseph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Starke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Steuben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Sullivan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Tippecanoe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Tipton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Vanderburgh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Vermillion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Wabash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Warrick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Wells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Whitley</text:p>
          </table:table-cell>
          <table:table-cell office:value-type="float" office:value="688" calcext:value-type="float">
            <text:p>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4:59:27.473858158</meta:creation-date>
    <dc:date>2020-10-27T15:00:27.849129656</dc:date>
    <meta:editing-duration>PT1M1S</meta:editing-duration>
    <meta:editing-cycles>1</meta:editing-cycles>
    <meta:document-statistic meta:table-count="1" meta:cell-count="186" meta:object-count="0"/>
    <meta:generator>LibreOffice/6.4.6.2$Linux_X86_64 LibreOffice_project/40$Build-2</meta:generator>
  </office:meta>
</office:document-meta>
</file>